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al-Urb-Tuesday-B</text:p>
          </table:table-cell>
          <table:table-cell table:style-name="ce3" office:value-type="date" office:date-value="2019-01-02" calcext:value-type="date">
            <text:p>2019-01-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1-08" calcext:value-type="date">
            <text:p>2019-01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1-15" calcext:value-type="date">
            <text:p>2019-01-15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1-29" calcext:value-type="date">
            <text:p>2019-01-2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2-12" calcext:value-type="date">
            <text:p>2019-02-1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Urb-Tuesday-B</text:p>
          </table:table-cell>
          <table:table-cell office:value-type="date" office:date-value="2019-02-20" calcext:value-type="date">
            <text:p>2019-02-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2-26" calcext:value-type="date">
            <text:p>2019-02-2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3-12" calcext:value-type="date">
            <text:p>2019-03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3-19" calcext:value-type="date">
            <text:p>2019-03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3-26" calcext:value-type="date">
            <text:p>2019-03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4-09" calcext:value-type="date">
            <text:p>2019-04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l-Urb-Tuesday-B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4-23" calcext:value-type="date">
            <text:p>2019-04-23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5-07" calcext:value-type="date">
            <text:p>2019-05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Urb-Tuesday-B</text:p>
          </table:table-cell>
          <table:table-cell office:value-type="date" office:date-value="2019-05-22" calcext:value-type="date">
            <text:p>2019-05-2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6-04" calcext:value-type="date">
            <text:p>2019-06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6-18" calcext:value-type="date">
            <text:p>2019-06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table:style-name="ce1" office:value-type="string" calcext:value-type="string">
            <text:p>Cal-Urb-Tuesday-B</text:p>
          </table:table-cell>
          <table:table-cell office:value-type="date" office:date-value="2019-07-03" calcext:value-type="date">
            <text:p>2019-07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7-09" calcext:value-type="date">
            <text:p>2019-07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7-16" calcext:value-type="date">
            <text:p>2019-07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7-23" calcext:value-type="date">
            <text:p>2019-07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7-30" calcext:value-type="date">
            <text:p>2019-07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-Urb-Tuesday-B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8-13" calcext:value-type="date">
            <text:p>2019-08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8-27" calcext:value-type="date">
            <text:p>2019-08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-Urb-Tuesday-B</text:p>
          </table:table-cell>
          <table:table-cell office:value-type="date" office:date-value="2019-09-04" calcext:value-type="date">
            <text:p>2019-09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9-10" calcext:value-type="date">
            <text:p>2019-09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09-24" calcext:value-type="date">
            <text:p>2019-09-2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0-08" calcext:value-type="date">
            <text:p>2019-10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-Urb-Tuesday-B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0-22" calcext:value-type="date">
            <text:p>2019-10-22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1-05" calcext:value-type="date">
            <text:p>2019-11-0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1-19" calcext:value-type="date">
            <text:p>2019-11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1-26" calcext:value-type="date">
            <text:p>2019-11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2-03" calcext:value-type="date">
            <text:p>2019-12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2-10" calcext:value-type="date">
            <text:p>2019-12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2-24" calcext:value-type="date">
            <text:p>2019-12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date" office:date-value="2019-12-31" calcext:value-type="date">
            <text:p>2019-12-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28:45.83573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30:20.409072140</dc:date>
    <meta:editing-duration>PT39M47S</meta:editing-duration>
    <meta:editing-cycles>8</meta:editing-cycles>
    <meta:generator>LibreOffice/6.1.5.2$Linux_X86_64 LibreOffice_project/10$Build-2</meta:generator>
    <meta:document-statistic meta:table-count="1" meta:cell-count="253" meta:object-count="0"/>
  </office:meta>
</office:document-meta>
</file>